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paragraph-rsid="00106c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6">
        <text:h text:style-name="Heading_20_3" text:outline-level="3">Papierkorb leeren</text:h>
        <text:p text:style-name="P1">Siehe: Allgemein / Löschen des Papierkorb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1:49:38.225000000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59" meta:non-whitespace-character-count="53"/>
    <meta:generator>LibreOffice/5.0.4.2$Windows_x86 LibreOffice_project/2b9802c1994aa0b7dc6079e128979269cf95bc78</meta:generator>
  </office:meta>
</office:document-meta>
</file>